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eaed2" officeooo:paragraph-rsid="000eaed2"/>
    </style:style>
    <style:style style:name="P3" style:family="paragraph" style:parent-style-name="Standard">
      <style:text-properties officeooo:paragraph-rsid="000eaed2"/>
    </style:style>
    <style:style style:name="P4" style:family="paragraph" style:parent-style-name="Standard">
      <style:text-properties officeooo:rsid="001d74d7" officeooo:paragraph-rsid="001d74d7"/>
    </style:style>
    <style:style style:name="P5" style:family="paragraph" style:parent-style-name="Text_20_body">
      <style:text-properties officeooo:rsid="0012819b" officeooo:paragraph-rsid="0012819b"/>
    </style:style>
    <style:style style:name="P6" style:family="paragraph" style:parent-style-name="Text_20_body">
      <style:text-properties officeooo:rsid="00273d15" officeooo:paragraph-rsid="00273d15"/>
    </style:style>
    <style:style style:name="P7" style:family="paragraph" style:parent-style-name="Text_20_body">
      <style:text-properties officeooo:rsid="00151171" officeooo:paragraph-rsid="00258cbc"/>
    </style:style>
    <style:style style:name="P8" style:family="paragraph" style:parent-style-name="Text_20_body">
      <style:text-properties officeooo:rsid="001acd3d" officeooo:paragraph-rsid="002d2cc1"/>
    </style:style>
    <style:style style:name="P9" style:family="paragraph" style:parent-style-name="Code">
      <style:text-properties officeooo:paragraph-rsid="00273d15"/>
    </style:style>
    <style:style style:name="P10" style:family="paragraph" style:parent-style-name="Code">
      <style:text-properties officeooo:paragraph-rsid="00282acb"/>
    </style:style>
    <style:style style:name="P11" style:family="paragraph" style:parent-style-name="Heading_20_2">
      <style:text-properties officeooo:rsid="00273d15" officeooo:paragraph-rsid="00273d15"/>
    </style:style>
    <style:style style:name="P12" style:family="paragraph" style:parent-style-name="Heading_20_2">
      <style:text-properties officeooo:paragraph-rsid="00258cbc"/>
    </style:style>
    <style:style style:name="P13" style:family="paragraph" style:parent-style-name="Heading_20_2">
      <style:text-properties style:font-name="Liberation Sans" fo:font-size="16.1000003814697pt" style:font-size-asian="16.1000003814697pt" style:font-size-complex="16.1000003814697pt"/>
    </style:style>
    <style:style style:name="P14" style:family="paragraph" style:parent-style-name="Heading_20_3">
      <style:text-properties officeooo:rsid="003cb0bc" officeooo:paragraph-rsid="003cf585"/>
    </style:style>
    <style:style style:name="P15" style:family="paragraph" style:parent-style-name="Standard">
      <style:text-properties officeooo:paragraph-rsid="0031a163"/>
    </style:style>
    <style:style style:name="P16" style:family="paragraph" style:parent-style-name="Standard">
      <style:text-properties officeooo:rsid="0033a186" officeooo:paragraph-rsid="0033a186"/>
    </style:style>
    <style:style style:name="P17" style:family="paragraph" style:parent-style-name="Standard">
      <style:text-properties officeooo:rsid="0034eae8" officeooo:paragraph-rsid="0034eae8"/>
    </style:style>
    <style:style style:name="P18" style:family="paragraph" style:parent-style-name="Standard">
      <style:text-properties officeooo:paragraph-rsid="0036e2e4"/>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officeooo:rsid="00387096" officeooo:paragraph-rsid="00387096"/>
    </style:style>
    <style:style style:name="P21" style:family="paragraph" style:parent-style-name="Standard">
      <style:text-properties officeooo:rsid="003ae652" officeooo:paragraph-rsid="003ae652"/>
    </style:style>
    <style:style style:name="P22" style:family="paragraph" style:parent-style-name="Standard">
      <style:text-properties officeooo:rsid="003cb0bc" officeooo:paragraph-rsid="003cb0bc"/>
    </style:style>
    <style:style style:name="P23" style:family="paragraph" style:parent-style-name="Standard">
      <style:text-properties officeooo:rsid="003ee22f" officeooo:paragraph-rsid="003ee22f"/>
    </style:style>
    <style:style style:name="P24" style:family="paragraph" style:parent-style-name="Standard">
      <style:text-properties officeooo:rsid="00428eed" officeooo:paragraph-rsid="00428eed"/>
    </style:style>
    <style:style style:name="P25" style:family="paragraph" style:parent-style-name="Text_20_body">
      <style:text-properties style:font-name="Courier New" fo:font-size="11pt" style:font-size-asian="11pt" style:font-size-complex="11pt"/>
    </style:style>
    <style:style style:name="P26" style:family="paragraph" style:parent-style-name="Text_20_body">
      <style:text-properties style:font-name="Courier New" fo:font-size="11pt" officeooo:rsid="00135896" officeooo:paragraph-rsid="00282acb" style:font-size-asian="11pt" style:font-size-complex="11pt"/>
    </style:style>
    <style:style style:name="P27" style:family="paragraph" style:parent-style-name="Text_20_body">
      <style:text-properties style:font-name="Courier New" fo:font-size="11pt" officeooo:rsid="001628a8" officeooo:paragraph-rsid="002d2cc1" style:font-size-asian="11pt" style:font-size-complex="11pt"/>
    </style:style>
    <style:style style:name="P28" style:family="paragraph" style:parent-style-name="Text_20_body">
      <style:text-properties officeooo:rsid="0011fed6" officeooo:paragraph-rsid="0011fed6"/>
    </style:style>
    <style:style style:name="P29" style:family="paragraph" style:parent-style-name="Text_20_body">
      <style:text-properties officeooo:rsid="0031a163" officeooo:paragraph-rsid="0031a163"/>
    </style:style>
    <style:style style:name="T1" style:family="text">
      <style:text-properties officeooo:rsid="000eaed2"/>
    </style:style>
    <style:style style:name="T2" style:family="text">
      <style:text-properties style:font-name="Courier New" fo:font-size="11pt" style:font-size-asian="11pt" style:font-size-complex="11pt"/>
    </style:style>
    <style:style style:name="T3" style:family="text">
      <style:text-properties style:font-name="Courier New" fo:font-size="11pt" officeooo:rsid="00135896" style:font-size-asian="11pt" style:font-size-complex="11pt"/>
    </style:style>
    <style:style style:name="T4" style:family="text">
      <style:text-properties style:font-name="Courier New" fo:font-size="11pt" officeooo:rsid="00151171" style:font-size-asian="11pt" style:font-size-complex="11pt"/>
    </style:style>
    <style:style style:name="T5" style:family="text">
      <style:text-properties style:font-name="Courier New" fo:font-size="11pt" officeooo:rsid="00187df7" style:font-size-asian="11pt" style:font-size-complex="11pt"/>
    </style:style>
    <style:style style:name="T6" style:family="text">
      <style:text-properties officeooo:rsid="0017f5ea"/>
    </style:style>
    <style:style style:name="T7" style:family="text">
      <style:text-properties officeooo:rsid="00187df7"/>
    </style:style>
    <style:style style:name="T8" style:family="text">
      <style:text-properties officeooo:rsid="0019c8d9"/>
    </style:style>
    <style:style style:name="T9" style:family="text">
      <style:text-properties officeooo:rsid="001d74d7"/>
    </style:style>
    <style:style style:name="T10" style:family="text">
      <style:text-properties officeooo:rsid="001f7158"/>
    </style:style>
    <style:style style:name="T11" style:family="text">
      <style:text-properties officeooo:rsid="00273d15"/>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6e2e4" style:font-style-asian="normal" style:font-style-complex="normal"/>
    </style:style>
    <style:style style:name="T15" style:family="text">
      <style:text-properties officeooo:rsid="0036f816"/>
    </style:style>
    <style:style style:name="T16" style:family="text">
      <style:text-properties officeooo:rsid="00387096"/>
    </style:style>
    <style:style style:name="T17" style:family="text">
      <style:text-properties fo:color="#0000ff" style:font-name="Liberation Mono" fo:font-size="10pt" fo:font-style="italic" officeooo:rsid="00387096" style:font-name-asian="Courier New" style:font-size-asian="10.5pt" style:font-style-asian="italic" style:font-name-complex="Liberation Mono" style:font-style-complex="italic"/>
    </style:style>
    <style:style style:name="T18" style:family="text">
      <style:text-properties fo:color="#0000ff" style:font-name="Liberation Mono" fo:font-size="10pt" officeooo:rsid="003f23b0" style:font-name-asian="Courier New" style:font-size-asian="10.5pt" style:font-name-complex="Liberation Mono"/>
    </style:style>
    <style:style style:name="T19" style:family="text">
      <style:text-properties officeooo:rsid="00387134"/>
    </style:style>
    <style:style style:name="T20" style:family="text">
      <style:text-properties style:font-name="Liberation Sans" fo:font-size="16.1000003814697pt" fo:font-weight="bold" officeooo:rsid="00393957"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 fo:font-size="16.1000003814697pt" fo:font-weight="bold" officeooo:rsid="003f23b0" style:font-name-asian="Noto Sans CJK SC" style:font-size-asian="16.1000003814697pt" style:font-weight-asian="bold" style:font-name-complex="Lohit Devanagari" style:font-size-complex="16.1000003814697pt" style:font-weight-complex="bold"/>
    </style:style>
    <style:style style:name="T22" style:family="text">
      <style:text-properties officeooo:rsid="003cf585"/>
    </style:style>
    <style:style style:name="T23" style:family="text">
      <style:text-properties officeooo:rsid="003f23b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text:p>
      <text:p text:style-name="Standard"/>
      <text:p text:style-name="P5"/>
      <text:h text:style-name="Heading_20_1" text:outline-level="1">Les branches</text:h>
      <text:p text:style-name="Text_20_body"/>
      <text:h text:style-name="Heading_20_2" text:outline-level="2">Créer une branche </text:h>
      <text:p text:style-name="P10"><text:span text:style-name="T2">git branch </text:span><text:span text:style-name="T3">fixbug</text:span></text:p>
      <text:p text:style-name="P26"/>
      <text:h text:style-name="P11" text:outline-level="2">Lister les branches locales</text:h>
      <text:p text:style-name="Code">git branch</text:p>
      <text:p text:style-name="P6"/>
      <text:h text:style-name="P11" text:outline-level="2">Lister les branches distantes</text:h>
      <text:p text:style-name="P9">git branch -<text:span text:style-name="T11">r</text:span></text:p>
      <text:p text:style-name="P6"/>
      <text:h text:style-name="P12" text:outline-level="2">Fusionner la branche fixbug sur <text:span text:style-name="T21">main</text:span></text:h>
      <text:p text:style-name="Code"><text:span text:style-name="Source_20_Text">git checkout </text:span><text:span text:style-name="Source_20_Text"><text:span text:style-name="T18">main</text:span></text:span></text:p>
      <text:p text:style-name="Code"><text:span text:style-name="Source_20_Text"><text:span text:style-name="T3">g</text:span></text:span><text:span text:style-name="Source_20_Text"><text:span text:style-name="T2">it merge </text:span></text:span><text:span text:style-name="Source_20_Text"><text:span text:style-name="T3">fixbug</text:span></text:span></text:p>
      <text:p text:style-name="P7"/>
      <text:h text:style-name="Heading_20_2" text:outline-level="2"><text:span text:style-name="T8">S</text:span>upprimer une branche <text:span text:style-name="T6">locale</text:span></text:h>
      <text:p text:style-name="Code"><text:span text:style-name="T4">git </text:span><text:span text:style-name="T2">branch -d fixbug</text:span></text:p>
      <text:p text:style-name="Text_20_body"/>
      <text:h text:style-name="P13" text:outline-level="2"><text:span text:style-name="T8">S</text:span>upprimer <text:span text:style-name="T7">une branche distante</text:span></text:h>
      <text:p text:style-name="Code"><text:span text:style-name="Source_20_Text"><text:span text:style-name="T2">git push origin --delete </text:span></text:span><text:span text:style-name="Source_20_Text"><text:span text:style-name="T5">fixbug</text:span></text:span></text:p>
      <text:p text:style-name="Text_20_body"><text:span text:style-name="Source_20_Text"><text:span text:style-name="T5"/></text:span></text:p>
      <text:h text:style-name="Heading_20_2" text:outline-level="2">Annuler un merge</text:h>
      <text:p text:style-name="Code"> <text:span text:style-name="T2">git merge –abort</text:span></text:p>
      <text:p text:style-name="P25"/>
      <text:p text:style-name="P27"><text:soft-page-break/></text:p>
      <text:p text:style-name="Text_20_body"><text:span text:style-name="Source_20_Text"><text:span text:style-name="T5"/></text:span></text:p>
      <text:h text:style-name="Heading_20_2" text:outline-level="2">Supprimer un fichier sur le repository distant</text:h>
      <text:p text:style-name="P8"><text:s/>Exemple : un fichier pushé par erreur comme les fichiers eclipse .project et .classpath</text:p>
      <text:p text:style-name="Code">git rm --cached fileToDelete</text:p>
      <text:p text:style-name="Code">git commit -m ‘delete remote file’</text:p>
      <text:p text:style-name="Code">git push</text:p>
      <text:p text:style-name="Text_20_body"/>
      <text:h text:style-name="Heading_20_2" text:outline-level="2">Historique des validations</text:h>
      <text:p text:style-name="Code">git log</text:p>
      <text:p text:style-name="Code">git log -p -2</text:p>
      <text:p text:style-name="Code">git log --stat</text:p>
      <text:p text:style-name="Code">git log --pretty=oneline</text:p>
      <text:p text:style-name="Standard"/>
      <text:h text:style-name="Heading_20_2" text:outline-level="2">Annuler de<text:span text:style-name="T9">s</text:span> actions</text:h>
      <text:p text:style-name="Standard">git commit --amend</text:p>
      <text:p text:style-name="Code">git commit -m 'validation initiale'</text:p>
      <text:p text:style-name="Code">git add fichier_oublie</text:p>
      <text:p text:style-name="Code">git commit --amend</text:p>
      <text:p text:style-name="Standard"/>
      <text:h text:style-name="Heading_20_2" text:outline-level="2">Désindexer un fichier</text:h>
      <text:p text:style-name="Code">git reset HEAD file.txt</text:p>
      <text:p text:style-name="Standard"/>
      <text:h text:style-name="Heading_20_2" text:outline-level="2">Réinitialiser un fichier modifié</text:h>
      <text:p text:style-name="Code">git checkout -- file.txt</text:p>
      <text:p text:style-name="Standard"/>
      <text:h text:style-name="Heading_20_2" text:outline-level="2">pull et fetch</text:h>
      <text:h text:style-name="Heading_20_3" text:outline-level="3"><text:span text:style-name="T10">git f</text:span>etch</text:h>
      <text:p text:style-name="Text_20_body">La commande git fetch va récupérer toutes les données des commits effectués sur la branche courante qui n'existent pas encore dans votre version en local. Ces données seront stockées dans le répertoire de travail local mais ne seront pas fusionnées avec votre branche locale. Si vous souhaitez fusionner ces données pour que votre branche soit à jour, vous devez utiliser ensuite la commande git merge.</text:p>
      <text:p text:style-name="P4"/>
      <text:p text:style-name="Standard"><text:soft-page-break/>git pull = git fetch + git merge</text:p>
      <text:p text:style-name="P28"/>
      <text:h text:style-name="Heading_20_2" text:outline-level="2">master renommé en main</text:h>
      <text:p text:style-name="P29">Pour que git init nomme la branche principale " main " et non " master "</text:p>
      <text:p text:style-name="Code">git config --global init.defaultBranch main</text:p>
      <text:p text:style-name="P15"/>
      <text:p text:style-name="P15"/>
      <text:h text:style-name="Heading_20_2" text:outline-level="2"><text:span text:style-name="T20">C</text:span>lés SSH</text:h>
      <text:p text:style-name="P16">Avant de générer une clé SSH, on vérifie que l’on n’en a pas déjà une.</text:p>
      <text:p text:style-name="P16">Aller dans le répertoire <text:span text:style-name="T13">home</text:span><text:span text:style-name="T12">/</text:span><text:span text:style-name="T13">olivier/.ssh</text:span></text:p>
      <text:p text:style-name="P17"><text:span text:style-name="T13">lister le répertoire :</text:span></text:p>
      <text:p text:style-name="Code">ls -al</text:p>
      <text:p text:style-name="P18"><text:span text:style-name="Emphasis"><text:span text:style-name="T14">Par défaut les fichiers supportés par github sont les suivants :</text:span></text:span></text:p>
      <text:p text:style-name="Standard"><text:span text:style-name="Emphasis"><text:span text:style-name="T13">id_rsa.pub</text:span></text:span><text:span text:style-name="T13"> </text:span></text:p>
      <text:p text:style-name="Standard"><text:span text:style-name="Emphasis"><text:span text:style-name="T13">id_ecdsa.pub</text:span></text:span></text:p>
      <text:p text:style-name="Standard"><text:span text:style-name="Emphasis"><text:span text:style-name="T13">id_ed25519.pub</text:span></text:span><text:span text:style-name="T13"> </text:span></text:p>
      <text:p text:style-name="P19"/>
      <text:h text:style-name="Heading_20_3" text:outline-level="3"><text:span text:style-name="T16">G</text:span><text:span text:style-name="T15">énérer une clé SSH</text:span></text:h>
      <text:p text:style-name="P20">Lancer la commande suivante :</text:p>
      <text:p text:style-name="Code"><text:span text:style-name="Source_20_Text">ssh-keygen -t ed25519 -C "</text:span><text:span text:style-name="Emphasis"><text:span text:style-name="T17">omathe</text:span></text:span><text:span text:style-name="Source_20_Text"><text:span text:style-name="Emphasis">@</text:span></text:span><text:span text:style-name="Emphasis"><text:span text:style-name="T17">fre</text:span></text:span><text:span text:style-name="Source_20_Text"><text:span text:style-name="Emphasis">e.</text:span></text:span><text:span text:style-name="Source_20_Text"><text:span text:style-name="Emphasis"><text:span text:style-name="T16">fr</text:span></text:span></text:span><text:span text:style-name="Source_20_Text">"</text:span></text:p>
      <text:h text:style-name="Heading_20_3" text:outline-level="3"><text:bookmark text:name="adding-your-ssh-key-to-the-ssh-agent"/>A<text:span text:style-name="T19">jouter</text:span> <text:span text:style-name="T19">votre clé</text:span> SSH <text:span text:style-name="T19">à </text:span>ssh-agent</text:h>
      <text:p text:style-name="P21">Démarrer l’agent</text:p>
      <text:p text:style-name="Code"><text:span text:style-name="Source_20_Text">eval "$(ssh-agent -s)"</text:span></text:p>
      <text:p text:style-name="P22">Ajouter la clé SSH à l’agent</text:p>
      <text:p text:style-name="Code"><text:span text:style-name="Source_20_Text">ssh-add ~/.ssh/id_ed25519</text:span></text:p>
      <text:h text:style-name="P14" text:outline-level="3">A<text:span text:style-name="T19">jouter</text:span> <text:span text:style-name="T22">la </text:span><text:span text:style-name="T19">clé</text:span> SSH <text:span text:style-name="T22">dans github</text:span></text:h>
      <text:p text:style-name="P23">Aller dans les settings du profil pour ajouter une nouvelle clé SSH</text:p>
      <text:p text:style-name="P23">Coller le contenu du fichier id_ed25519.pub dans la zone de texte.</text:p>
      <text:p text:style-name="P23"/>
      <text:h text:style-name="Heading_20_2" text:outline-level="2">fast-forward</text:h>
      <text:p text:style-name="P15"/>
      <text:h text:style-name="Heading_20_2" text:outline-level="2">git remote</text:h>
      <text:p text:style-name="P15"/>
      <text:p text:style-name="Code">git remote -v</text:p>
      <text:p text:style-name="P15">origin<text:tab/>git@github.com:omathe/test-git.git (fetch)</text:p>
      <text:p text:style-name="P15">origin<text:tab/>git@github.com:omathe/test-git.git (push)</text:p>
      <text:p text:style-name="P15"/>
      <text:h text:style-name="Heading_20_3" text:outline-level="3"><text:soft-page-break/>Modifer l’url du repository distant</text:h>
      <text:p text:style-name="Code">git remote set-url origin git@github.com:omathe/PhotoArchiver.git</text:p>
      <text:p text:style-name="P15"/>
      <text:p text:style-name="P24">Récupérer </text:p>
      <text:p text:style-name="P24">git fetch origin &lt;commit hash&gt;</text:p>
      <text:p text:style-name="P24"/>
      <text:p text:style-name="P15"/>
      <text:h text:style-name="Heading_20_3" text:outline-level="3">Liens</text:h>
      <text:p text:style-name="Text_20_body"><text:a xlink:type="simple" xlink:href="https://git-scm.com/book/fr/v2/Les-bases-de-Git-Démarrer-un-dépôt-Git" text:style-name="Internet_20_link" text:visited-style-name="Visited_20_Internet_20_Link">https://git-scm.com/book/fr/v2/Les-bases-de-Git-D%C3%A9marrer-un-d%C3%A9p%C3%B4t-Git</text:a></text:p>
      <text:p text:style-name="P3"><text:a xlink:type="simple" xlink:href="https://perso.liris.cnrs.fr/pierre-antoine.champin/enseignement/intro-git/" text:style-name="Internet_20_link" text:visited-style-name="Visited_20_Internet_20_Link"><text:span text:style-name="T1">https://perso.liris.cnrs.fr/pierre-antoine.champin/enseignement/intro-git/</text:span></text:a></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next-style-name="Text_20_body">
      <loext:graphic-properties draw:fill="solid" draw:fill-color="#b2b2b2"/>
      <style:paragraph-properties fo:line-height="0.3cm" fo:background-color="#b2b2b2" fo:padding="0.049cm" fo:border="0.06pt solid #000000" style:shadow="none"/>
      <style:text-properties fo:color="#0000ff" style:font-name="Courier New1" fo:font-family="'Courier New'" style:font-style-name="Normal" style:font-family-generic="modern" style:font-pitch="fixed"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09:57:37.146026002</meta:creation-date>
    <dc:date>2022-05-16T10:23:11.057094075</dc:date>
    <meta:editing-duration>P6DT10H47M5S</meta:editing-duration>
    <meta:editing-cycles>49</meta:editing-cycles>
    <meta:generator>LibreOffice/6.4.7.2$Linux_X86_64 LibreOffice_project/40$Build-2</meta:generator>
    <meta:document-statistic meta:table-count="0" meta:image-count="0" meta:object-count="0" meta:page-count="4" meta:paragraph-count="76" meta:word-count="383" meta:character-count="2497" meta:non-whitespace-character-count="2191"/>
  </office:meta>
</office:document-meta>
</file>